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Info.getPropertyMak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pushFunction( Function fun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Info.getProper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getPercentBa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pertyInfo.getUserAg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Info.currentFo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popFun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Info.get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Info.PropertyInfo( PropertyMaker maker ,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Info.getFunctionPercentBa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